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c6c4c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3c6c4c" officeooo:paragraph-rsid="010a2956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fo:background-color="#ffffff"/>
    </style:style>
    <style:style style:name="P6" style:family="paragraph" style:parent-style-name="Text_20_body">
      <style:text-properties officeooo:rsid="0012b61e" officeooo:paragraph-rsid="0012b61e"/>
    </style:style>
    <style:style style:name="P7" style:family="paragraph" style:parent-style-name="Text_20_body">
      <style:text-properties officeooo:paragraph-rsid="0081b387"/>
    </style:style>
    <style:style style:name="P8" style:family="paragraph" style:parent-style-name="Text_20_body">
      <style:text-properties officeooo:paragraph-rsid="00845714"/>
    </style:style>
    <style:style style:name="P9" style:family="paragraph" style:parent-style-name="Text_20_body">
      <style:text-properties officeooo:paragraph-rsid="00867658"/>
    </style:style>
    <style:style style:name="P10" style:family="paragraph" style:parent-style-name="Text_20_body">
      <style:text-properties officeooo:paragraph-rsid="00884fa4"/>
    </style:style>
    <style:style style:name="P11" style:family="paragraph" style:parent-style-name="Text_20_body">
      <style:text-properties officeooo:paragraph-rsid="008d2227"/>
    </style:style>
    <style:style style:name="P12" style:family="paragraph" style:parent-style-name="Text_20_body">
      <style:paragraph-properties fo:text-align="justify" style:justify-single-word="false"/>
      <style:text-properties officeooo:rsid="010b851e" officeooo:paragraph-rsid="010b851e"/>
    </style:style>
    <style:style style:name="P13" style:family="paragraph" style:parent-style-name="Text_20_body">
      <style:paragraph-properties fo:text-align="justify" style:justify-single-word="false"/>
      <style:text-properties officeooo:rsid="010df936" officeooo:paragraph-rsid="010df936"/>
    </style:style>
    <style:style style:name="P14" style:family="paragraph" style:parent-style-name="Text_20_body">
      <style:paragraph-properties fo:text-align="justify" style:justify-single-word="false"/>
      <style:text-properties officeooo:rsid="010f134e" officeooo:paragraph-rsid="010f134e"/>
    </style:style>
    <style:style style:name="P15" style:family="paragraph" style:parent-style-name="Text_20_body">
      <style:paragraph-properties fo:text-align="justify" style:justify-single-word="false"/>
      <style:text-properties officeooo:rsid="01103145" officeooo:paragraph-rsid="01103145"/>
    </style:style>
    <style:style style:name="P16" style:family="paragraph" style:parent-style-name="Text_20_body">
      <style:paragraph-properties fo:text-align="justify" style:justify-single-word="false"/>
      <style:text-properties officeooo:rsid="011076e4" officeooo:paragraph-rsid="011076e4"/>
    </style:style>
    <style:style style:name="P17" style:family="paragraph" style:parent-style-name="Footer">
      <style:paragraph-properties fo:text-align="center" style:justify-single-word="false"/>
      <style:text-properties officeooo:paragraph-rsid="00148fc3"/>
    </style:style>
    <style:style style:name="P18" style:family="paragraph" style:parent-style-name="Footer">
      <style:paragraph-properties fo:text-align="center" style:justify-single-word="false"/>
      <style:text-properties officeooo:rsid="0012b61e" officeooo:paragraph-rsid="00148fc3"/>
    </style:style>
    <style:style style:name="P19" style:family="paragraph" style:parent-style-name="Subtitle">
      <style:text-properties officeooo:rsid="0012b61e" officeooo:paragraph-rsid="0012b61e"/>
    </style:style>
    <style:style style:name="P20" style:family="paragraph" style:parent-style-name="Title">
      <style:text-properties fo:font-size="20pt" style:font-size-asian="20pt" style:font-size-complex="20pt"/>
    </style:style>
    <style:style style:name="P21" style:family="paragraph" style:parent-style-name="Heading">
      <style:text-properties fo:color="#000000" style:font-name="Droid Sans Mono" fo:font-size="10.5pt" fo:font-weight="normal" officeooo:rsid="003c6c4c" officeooo:paragraph-rsid="010a2956" fo:background-color="#ffffff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>
      <style:paragraph-properties fo:break-before="page"/>
      <style:text-properties officeooo:rsid="003c6c4c" officeooo:paragraph-rsid="0041b302"/>
    </style:style>
    <style:style style:name="P24" style:family="paragraph" style:parent-style-name="Standard">
      <style:text-properties fo:color="#000000" style:font-name="Droid Sans Mono" fo:font-size="10.5pt" fo:font-weight="normal" officeooo:rsid="003c6c4c" officeooo:paragraph-rsid="003c6c4c" fo:background-color="#ffffff"/>
    </style:style>
    <style:style style:name="P25" style:family="paragraph" style:parent-style-name="Standard">
      <style:text-properties fo:color="#000000" style:font-name="Droid Sans Mono" fo:font-size="10.5pt" fo:font-weight="normal" officeooo:rsid="003c6c4c" officeooo:paragraph-rsid="011c36f7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7" style:family="paragraph" style:parent-style-name="Standard">
      <style:paragraph-properties style:line-height-at-least="0.503cm"/>
      <style:text-properties fo:color="#000000" fo:background-color="#ffffff"/>
    </style:style>
    <style:style style:name="P28" style:family="paragraph" style:parent-style-name="Text_20_body">
      <style:text-properties officeooo:rsid="003c6c4c" officeooo:paragraph-rsid="003c6c4c"/>
    </style:style>
    <style:style style:name="P29" style:family="paragraph" style:parent-style-name="Text_20_body">
      <style:text-properties fo:color="#000000" officeooo:rsid="003c6c4c" officeooo:paragraph-rsid="011c36f7" fo:background-color="#ffffff"/>
    </style:style>
    <style:style style:name="P30" style:family="paragraph" style:parent-style-name="Text_20_body">
      <style:paragraph-properties fo:text-align="justify" style:justify-single-word="false"/>
      <style:text-properties officeooo:rsid="0121bb61" officeooo:paragraph-rsid="0121bb61"/>
    </style:style>
    <style:style style:name="P31" style:family="paragraph" style:parent-style-name="Text_20_body">
      <style:paragraph-properties fo:text-align="justify" style:justify-single-word="false"/>
      <style:text-properties officeooo:rsid="01300dd5" officeooo:paragraph-rsid="01300dd5"/>
    </style:style>
    <style:style style:name="P32" style:family="paragraph" style:parent-style-name="Text_20_body">
      <style:paragraph-properties fo:text-align="justify" style:justify-single-word="false"/>
      <style:text-properties officeooo:rsid="0133382a" officeooo:paragraph-rsid="0133382a"/>
    </style:style>
    <style:style style:name="P33" style:family="paragraph" style:parent-style-name="Heading">
      <style:text-properties officeooo:rsid="003c6c4c" officeooo:paragraph-rsid="003c6c4c"/>
    </style:style>
    <style:style style:name="P34" style:family="paragraph" style:parent-style-name="Heading">
      <style:text-properties officeooo:rsid="003c6c4c" officeooo:paragraph-rsid="011c36f7"/>
    </style:style>
    <style:style style:name="P35" style:family="paragraph" style:parent-style-name="Heading">
      <style:text-properties fo:color="#000000" officeooo:rsid="003c6c4c" officeooo:paragraph-rsid="011f44e9" fo:background-color="#ffffff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2">
      <style:text-properties officeooo:rsid="00817630" officeooo:paragraph-rsid="00817630"/>
    </style:style>
    <style:style style:name="P38" style:family="paragraph" style:parent-style-name="Heading_20_2">
      <style:paragraph-properties fo:break-before="page"/>
      <style:text-properties officeooo:rsid="00162cec" officeooo:paragraph-rsid="00162cec"/>
    </style:style>
    <style:style style:name="P39" style:family="paragraph" style:parent-style-name="Heading_20_2">
      <style:paragraph-properties fo:break-before="page"/>
      <style:text-properties officeooo:rsid="0023683d" officeooo:paragraph-rsid="0023683d"/>
    </style:style>
    <style:style style:name="P40" style:family="paragraph" style:parent-style-name="Heading_20_2">
      <style:paragraph-properties fo:break-before="page"/>
      <style:text-properties officeooo:rsid="00673d67" officeooo:paragraph-rsid="00673d67"/>
    </style:style>
    <style:style style:name="P41" style:family="paragraph" style:parent-style-name="Heading_20_3">
      <style:paragraph-properties fo:text-align="justify" style:justify-single-word="false"/>
      <style:text-properties officeooo:rsid="00174d78" officeooo:paragraph-rsid="00174d78"/>
    </style:style>
    <style:style style:name="P42" style:family="paragraph" style:parent-style-name="Heading_20_3">
      <style:paragraph-properties fo:text-align="justify" style:justify-single-word="false"/>
      <style:text-properties officeooo:rsid="001ebfbc" officeooo:paragraph-rsid="001ebfbc"/>
    </style:style>
    <style:style style:name="P43" style:family="paragraph" style:parent-style-name="Heading_20_3">
      <style:text-properties officeooo:rsid="0025f2b2" officeooo:paragraph-rsid="0025f2b2"/>
    </style:style>
    <style:style style:name="P44" style:family="paragraph" style:parent-style-name="Heading_20_3">
      <style:paragraph-properties fo:break-before="page"/>
      <style:text-properties officeooo:rsid="003bc6e6" officeooo:paragraph-rsid="003bc6e6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39f62d"/>
    </style:style>
    <style:style style:name="T2" style:family="text">
      <style:text-properties officeooo:rsid="0081b387"/>
    </style:style>
    <style:style style:name="T3" style:family="text">
      <style:text-properties officeooo:rsid="00845714"/>
    </style:style>
    <style:style style:name="T4" style:family="text">
      <style:text-properties officeooo:rsid="00867658"/>
    </style:style>
    <style:style style:name="T5" style:family="text">
      <style:text-properties officeooo:rsid="00884fa4"/>
    </style:style>
    <style:style style:name="T6" style:family="text">
      <style:text-properties officeooo:rsid="008858eb"/>
    </style:style>
    <style:style style:name="T7" style:family="text">
      <style:text-properties officeooo:rsid="008a8f21"/>
    </style:style>
    <style:style style:name="T8" style:family="text">
      <style:text-properties officeooo:rsid="0092b8a6"/>
    </style:style>
    <style:style style:name="T9" style:family="text">
      <style:text-properties officeooo:rsid="00ac2fb0"/>
    </style:style>
    <style:style style:name="T10" style:family="text">
      <style:text-properties officeooo:rsid="00af2742"/>
    </style:style>
    <style:style style:name="T11" style:family="text">
      <style:text-properties officeooo:rsid="010697c3"/>
    </style:style>
    <style:style style:name="T12" style:family="text">
      <style:text-properties officeooo:rsid="010a2956"/>
    </style:style>
    <style:style style:name="T13" style:family="text">
      <style:text-properties officeooo:rsid="010c9d82"/>
    </style:style>
    <style:style style:name="T14" style:family="text">
      <style:text-properties officeooo:rsid="01106e6b"/>
    </style:style>
    <style:style style:name="T15" style:family="text">
      <style:text-properties style:font-name="Droid Sans Mono" fo:font-size="10.5pt" fo:font-weight="normal"/>
    </style:style>
    <style:style style:name="T16" style:family="text">
      <style:text-properties officeooo:rsid="011346d1"/>
    </style:style>
    <style:style style:name="T17" style:family="text">
      <style:text-properties officeooo:rsid="011a7562"/>
    </style:style>
    <style:style style:name="T18" style:family="text">
      <style:text-properties officeooo:rsid="011c36f7"/>
    </style:style>
    <style:style style:name="T19" style:family="text">
      <style:text-properties officeooo:rsid="011cb703"/>
    </style:style>
    <style:style style:name="T20" style:family="text">
      <style:text-properties officeooo:rsid="011f44e9"/>
    </style:style>
    <style:style style:name="T21" style:family="text">
      <style:text-properties officeooo:rsid="0123534e"/>
    </style:style>
    <style:style style:name="T22" style:family="text">
      <style:text-properties officeooo:rsid="01310b1a"/>
    </style:style>
    <style:style style:name="T23" style:family="text">
      <style:text-properties officeooo:rsid="0133f36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0">ORGANIZACJA I ARCHITEKTURA KOMPUTERÓW</text:p>
      <text:p text:style-name="P19">LAB <text:span text:style-name="T11">4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1">12</text:span> <text:span text:style-name="T8">CZERWCA </text:span>2019</text:p>
      <text:p text:style-name="P17">ŚRODA, TN 17:05 </text:p>
      <text:p text:style-name="P17">AUTOR: WOJCIECH KUR </text:p>
      <text:p text:style-name="P18">PROWADZĄCY: DR INŻ. PIOTR PATRONIK 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6">Spis treści</text:p>
          </text:index-title>
          <text:p text:style-name="P45"><text:a xlink:type="simple" xlink:href="#__RefHeading___Toc106_2341823925" text:style-name="Index_20_Link" text:visited-style-name="Index_20_Link">1. Treść ćwiczenia<text:tab/>3</text:a></text:p>
          <text:p text:style-name="P46"><text:a xlink:type="simple" xlink:href="#__RefHeading___Toc108_2341823925" text:style-name="Index_20_Link" text:visited-style-name="Index_20_Link">1.1. Zakres i program ćwiczenia<text:tab/>3</text:a></text:p>
          <text:p text:style-name="P46"><text:a xlink:type="simple" xlink:href="#__RefHeading___Toc110_2341823925" text:style-name="Index_20_Link" text:visited-style-name="Index_20_Link">1.2. Zrealizowane zadania<text:tab/>3</text:a></text:p>
          <text:p text:style-name="P45"><text:a xlink:type="simple" xlink:href="#__RefHeading___Toc119_2341823925" text:style-name="Index_20_Link" text:visited-style-name="Index_20_Link">2. Przebieg ćwiczenia<text:tab/>4</text:a></text:p>
          <text:p text:style-name="P46"><text:a xlink:type="simple" xlink:href="#__RefHeading___Toc121_2341823925" text:style-name="Index_20_Link" text:visited-style-name="Index_20_Link">2.1. Konstrukcja pliku źródłowego „integrals”<text:tab/>4</text:a></text:p>
          <text:p text:style-name="P46"><text:a xlink:type="simple" xlink:href="#__RefHeading___Toc123_2341823925" text:style-name="Index_20_Link" text:visited-style-name="Index_20_Link">2.2. Konstrukcja plików źródłowych „c_sin”<text:tab/>7</text:a></text:p>
          <text:p text:style-name="P45"><text:a xlink:type="simple" xlink:href="#__RefHeading___Toc127_2341823925" text:style-name="Index_20_Link" text:visited-style-name="Index_20_Link">3. Podsumowanie<text:tab/>9</text:a></text:p>
          <text:p text:style-name="P45"><text:a xlink:type="simple" xlink:href="#__RefHeading___Toc136_2341823925" text:style-name="Index_20_Link" text:visited-style-name="Index_20_Link">4. Literatura<text:tab/>9</text:a></text:p>
        </text:index-body>
      </text:table-of-content>
      <text:p text:style-name="P6"/>
      <text:h text:style-name="P38" text:outline-level="2"><text:bookmark-start text:name="__RefHeading___Toc106_2341823925"/>1. Treść ćwiczenia<text:bookmark-end text:name="__RefHeading___Toc106_2341823925"/></text:h>
      <text:h text:style-name="P41" text:outline-level="3"><text:bookmark-start text:name="__RefHeading___Toc108_2341823925"/>1.1. Zakres i program ćwiczenia<text:bookmark-end text:name="__RefHeading___Toc108_2341823925"/></text:h>
      <text:p text:style-name="P12">1.1.1. Napisanie programu obliczającego wartość całki oznaczonej funkcji sin(x), log(x).</text:p>
      <text:p text:style-name="P12"><text:tab/><text:span text:style-name="T13">a) granice zadawane ze standardowego wejścia</text:span></text:p>
      <text:p text:style-name="P12"><text:tab/><text:span text:style-name="T13">b) wynik wypisywany na standardowe wyjście</text:span></text:p>
      <text:p text:style-name="P12"><text:tab/><text:span text:style-name="T13">c) użycie jednostki zmiennoprzecinkowej (rozkazy/rejestry)</text:span></text:p>
      <text:p text:style-name="P13">1.1.2. Użycie printf/scanf z poziomu kodu w assemblerze.</text:p>
      <text:p text:style-name="P13">1.1.3. Zdefiniowanie funkcji my_sin wykorzystującej rozkaz fsin i udostępnienie jej na poziomie interfejsu języka C.</text:p>
      <text:p text:style-name="P13">1.1.4. Napisanie programu drukującego bieżący ślad stosu (stack trace).</text:p>
      <text:p text:style-name="P13">1.1.5. Zmierzenie czasu wykonania fragmentu kodu z wykorzystaniem rozkazu rdtsc.</text:p>
      <text:h text:style-name="P42" text:outline-level="3"><text:bookmark-start text:name="__RefHeading___Toc110_2341823925"/>1.2. Zrealizowane zadania<text:bookmark-end text:name="__RefHeading___Toc110_2341823925"/></text:h>
      <text:p text:style-name="P14">1.1.1. Stworzenie programu obliczającego wartość całki oznaczonej funkcji sin(x) wraz z wszystkimi postawionymi wymaganiami.</text:p>
      <text:p text:style-name="P14">1.1.2. W trakcie realizacji programu zostały wykorzystane funkcje printf/scanf.</text:p>
      <text:p text:style-name="P15">1.1.3 Stworzenie funkcji my_sin i udostępnienie jej z poziomu C. Funkcja zwraca wartość sinusa w danym przez użytkownika punkcie.</text:p>
      <text:h text:style-name="P39" text:outline-level="2"><text:bookmark-start text:name="__RefHeading___Toc119_2341823925"/>2. Przebieg ćwiczenia<text:bookmark-end text:name="__RefHeading___Toc119_2341823925"/></text:h>
      <text:h text:style-name="P43" text:outline-level="3"><text:bookmark-start text:name="__RefHeading___Toc121_2341823925"/>2.1. Konstrukcja pliku źródłowego „<text:span text:style-name="T14">integrals</text:span>”<text:bookmark-end text:name="__RefHeading___Toc121_2341823925"/></text:h>
      <text:p text:style-name="P21">2.<text:span text:style-name="T12">1</text:span>.1 Listing 2: kod źródłowy <text:span text:style-name="T14">integrals</text:span>.s</text:p>
      <text:p text:style-name="P3">.data</text:p>
      <text:p text:style-name="P4">EXIT =                      1 </text:p>
      <text:p text:style-name="P4">READ =                      3</text:p>
      <text:p text:style-name="P4">WRITE =                     4</text:p>
      <text:p text:style-name="P4">STDIN =                     0</text:p>
      <text:p text:style-name="P4">STDOUT =                    1</text:p>
      <text:p text:style-name="P4">SYSCALL =                   0x80</text:p>
      <text:p text:style-name="P5"/>
      <text:p text:style-name="P4">msg1: .string "Choose integral: 1. sin, 2. log:\n"</text:p>
      <text:p text:style-name="P4">msg2: .string "Lower limit:\n"</text:p>
      <text:p text:style-name="P4">msg3: .string "Upper limit:\n"</text:p>
      <text:p text:style-name="P4">msg4: .string "Integral:\n"</text:p>
      <text:p text:style-name="P4">notImplError: .string "Not implemented yet.\n"</text:p>
      <text:p text:style-name="P5"/>
      <text:p text:style-name="P4">format: .string "%d"</text:p>
      <text:p text:style-name="P4">float_format: .string "%f"</text:p>
      <text:p text:style-name="P4">float_print: .string "%f\n"</text:p>
      <text:p text:style-name="P5"/>
      <text:p text:style-name="P4">algorithm: .int 0</text:p>
      <text:p text:style-name="P5"/>
      <text:p text:style-name="P4">.bss</text:p>
      <text:p text:style-name="P4">.comm limitUp, 8</text:p>
      <text:p text:style-name="P4">.comm limitDown, 8</text:p>
      <text:p text:style-name="P4">.comm result, 8</text:p>
      <text:p text:style-name="P5"/>
      <text:p text:style-name="P4">.text</text:p>
      <text:p text:style-name="P4">.global _start</text:p>
      <text:p text:style-name="P4">_start:</text:p>
      <text:p text:style-name="P4">push $msg1</text:p>
      <text:p text:style-name="P4">call printf</text:p>
      <text:p text:style-name="P4">add $4, %esp</text:p>
      <text:p text:style-name="P4">push $algorithm</text:p>
      <text:p text:style-name="P4">push $format</text:p>
      <text:p text:style-name="P4">call scanf</text:p>
      <text:p text:style-name="P4">add $8, %esp</text:p>
      <text:p text:style-name="P4">push $msg2</text:p>
      <text:p text:style-name="P4">call printf</text:p>
      <text:p text:style-name="P4">add $4, %esp</text:p>
      <text:p text:style-name="P4">push $limitDown</text:p>
      <text:p text:style-name="P4">push $float_format</text:p>
      <text:p text:style-name="P4">call scanf</text:p>
      <text:p text:style-name="P4">add $8, %esp</text:p>
      <text:p text:style-name="P4">push $msg3</text:p>
      <text:p text:style-name="P4">call printf</text:p>
      <text:p text:style-name="P4"><text:soft-page-break/>add $4, %esp</text:p>
      <text:p text:style-name="P4">push $limitUp</text:p>
      <text:p text:style-name="P4">push $float_format</text:p>
      <text:p text:style-name="P4">call scanf</text:p>
      <text:p text:style-name="P4">add $8, %esp</text:p>
      <text:p text:style-name="P5"/>
      <text:p text:style-name="P4">cmp $1, algorithm</text:p>
      <text:p text:style-name="P4">je alg1</text:p>
      <text:p text:style-name="P4">cmp $2, algorithm</text:p>
      <text:p text:style-name="P4">je alg2</text:p>
      <text:p text:style-name="P4">jmp end </text:p>
      <text:p text:style-name="P5"/>
      <text:p text:style-name="P4">alg1:</text:p>
      <text:p text:style-name="P4">fld limitUp</text:p>
      <text:p text:style-name="P4">fcos </text:p>
      <text:p text:style-name="P4">fld limitDown</text:p>
      <text:p text:style-name="P4">fcos</text:p>
      <text:p text:style-name="P5"/>
      <text:p text:style-name="P4">fsubp</text:p>
      <text:p text:style-name="P4">fstl result</text:p>
      <text:p text:style-name="P5"/>
      <text:p text:style-name="P4">jmp print</text:p>
      <text:p text:style-name="P4">alg2:</text:p>
      <text:p text:style-name="P4">push $notImplError</text:p>
      <text:p text:style-name="P4">call printf</text:p>
      <text:p text:style-name="P4">add $4, %esp</text:p>
      <text:p text:style-name="P4">jmp end</text:p>
      <text:p text:style-name="P4">print:</text:p>
      <text:p text:style-name="P5">    <text:span text:style-name="T15">fldl result</text:span></text:p>
      <text:p text:style-name="P5">    <text:span text:style-name="T15">sub $4, %esp</text:span></text:p>
      <text:p text:style-name="P5">    <text:span text:style-name="T15">fstl (%esp)</text:span></text:p>
      <text:p text:style-name="P5"/>
      <text:p text:style-name="P5">    <text:span text:style-name="T15">push $float_print</text:span></text:p>
      <text:p text:style-name="P5">    <text:span text:style-name="T15">call printf</text:span></text:p>
      <text:p text:style-name="P5">    <text:span text:style-name="T15">add $8, %esp</text:span></text:p>
      <text:p text:style-name="P4">end:</text:p>
      <text:p text:style-name="P4">mov $EXIT, %eax</text:p>
      <text:p text:style-name="P4">mov $0, %ebx</text:p>
      <text:p text:style-name="P4">int $SYSCALL</text:p>
      <text:p text:style-name="P2"/>
      <text:p text:style-name="P22">2.<text:span text:style-name="T1">1</text:span>.<text:span text:style-name="T1">2.</text:span> Opis programu</text:p>
      <text:p text:style-name="P16">Program rozpoczyna się <text:span text:style-name="T16">od wczytania przedziału całki. Użytkownik jest poproszony także o wybranie funkcji z jakiej ma być wyliczona. Następnie za pomocą jednostki zmiennoprzecinkowej zostaje wyliczona całka z sinusa (sin = - cos). Wynik zostaje odłożony na stos jako double ze względu na ograniczenia funkcji printf.</text:span></text:p>
      <text:h text:style-name="P44" text:outline-level="3"><text:bookmark-start text:name="__RefHeading___Toc123_2341823925"/>2.<text:span text:style-name="T9">2</text:span>. Konstrukcja plik<text:span text:style-name="T20">ów</text:span> źródłow<text:span text:style-name="T20">ych</text:span> „<text:span text:style-name="T17">c_sin</text:span>”<text:bookmark-end text:name="__RefHeading___Toc123_2341823925"/></text:h>
      <text:p text:style-name="P33">2.2.1 Listing 2: kod źródłowy <text:span text:style-name="T17">c_sin</text:span>.s</text:p>
      <text:p text:style-name="P24">.text</text:p>
      <text:p text:style-name="P26">.global my_sin</text:p>
      <text:p text:style-name="P26">.type my_sin, @function</text:p>
      <text:p text:style-name="P26">my_sin:</text:p>
      <text:p text:style-name="P26">push %ebp</text:p>
      <text:p text:style-name="P26">mov %esp, %ebp</text:p>
      <text:p text:style-name="P26">fld 8(%ebp)</text:p>
      <text:p text:style-name="P26">fsin</text:p>
      <text:p text:style-name="P26">mov %ebp, %esp</text:p>
      <text:p text:style-name="P26">pop %ebp</text:p>
      <text:p text:style-name="P26">ret</text:p>
      <text:p text:style-name="P28"/>
      <text:p text:style-name="P34">2.2.<text:span text:style-name="T18">2</text:span> Listing <text:span text:style-name="T18">3</text:span>: kod źródłowy <text:span text:style-name="T19">main</text:span>.<text:span text:style-name="T18">c</text:span></text:p>
      <text:p text:style-name="P25">#include &lt;stdio.h&gt;</text:p>
      <text:p text:style-name="P27">                    </text:p>
      <text:p text:style-name="P26">extern float my_sin(float arg);</text:p>
      <text:p text:style-name="P27"/>
      <text:p text:style-name="P26">int main()</text:p>
      <text:p text:style-name="P26">{</text:p>
      <text:p text:style-name="P26"><text:s text:c="4"/>float argument;</text:p>
      <text:p text:style-name="P26"><text:s text:c="4"/>printf("Podaj argument dla sinusa:\n");</text:p>
      <text:p text:style-name="P26"><text:s text:c="4"/>scanf("%f", &amp;argument);</text:p>
      <text:p text:style-name="P27">    <text:span text:style-name="T15">printf("Sinus dla %f:\n%f\n", argument, my_sin(argument));</text:span></text:p>
      <text:p text:style-name="P27">    <text:span text:style-name="T15">return 0;</text:span></text:p>
      <text:p text:style-name="P26">}</text:p>
      <text:p text:style-name="P29"/>
      <text:p text:style-name="P35">2.2.<text:span text:style-name="T20">3</text:span> Listing <text:span text:style-name="T20">4</text:span>: kod źródłowy <text:span text:style-name="T20">Makefile</text:span></text:p>
      <text:p text:style-name="P25">NAME=nazwa_zadania</text:p>
      <text:p text:style-name="P26">all:</text:p>
      <text:p text:style-name="P27">    <text:span text:style-name="T15">as -g --32 ${NAME}.s -o ${NAME}.o</text:span></text:p>
      <text:p text:style-name="P27">    <text:span text:style-name="T15">gcc -g -m32 -o main main.c ${NAME}.o</text:span></text:p>
      <text:p text:style-name="P27">    <text:span text:style-name="T15">rm ${NAME}.o</text:span></text:p>
      <text:p text:style-name="P29"/>
      <text:p text:style-name="P23">2.<text:span text:style-name="T10">2</text:span>.<text:span text:style-name="T18">3.</text:span> Opis programu</text:p>
      <text:p text:style-name="P30">Program składa się z dwóch plików: funkcji assemblerowej oraz głównego programu w C. <text:span text:style-name="T21">Funkcja pobiera ze stosu pierwszy argument funkcji my_sin, wykorzystuje go wywołując funkcję fsin oraz zwraca wynik. Dzięki dyrektywie .global linker potrafi wywołać funkcję także w innym pliku.</text:span></text:p>
      <text:p text:style-name="P31">W pliku main.c <text:span text:style-name="T22">została zaimportowana funkcja assemblerowa poprzez „extern”. Jest to znak dla linkera aby wykorzystał funkcję o podanej nazwie. Użytkownik zostaje poproszony o wpisanie argumentu dla sinusa (w radianach), a następnie funkcja zostaje wywołana, wynik zwrócony i wypisany na standardowe wyjście.</text:span> </text:p>
      <text:h text:style-name="P40" text:outline-level="2"><text:bookmark-start text:name="__RefHeading___Toc127_2341823925"/>3. Podsumowanie<text:bookmark-end text:name="__RefHeading___Toc127_2341823925"/></text:h>
      <text:p text:style-name="P32">Zadanie umożliwiło poznanie podstawowych rozkazów dla jednostki zmiennoprzecinkowej <text:span text:style-name="T23">oraz prostego sposobu na połączenie assemblera i C. Niestety nie udało się zrealizować całki dla logarytmu naturalnego, jednakże wyniosła by ona „x * ln(x) – x”.</text:span></text:p>
      <text:h text:style-name="P37" text:outline-level="2"><text:bookmark-start text:name="__RefHeading___Toc136_2341823925"/>4. Literatura<text:bookmark-end text:name="__RefHeading___Toc136_2341823925"/></text:h>
      <text:p text:style-name="P7"><text:span text:style-name="T2">4.1. </text:span><text:a xlink:type="simple" xlink:href="http://zak.ict.pwr.wroc.pl/materials/architektura/laboratorium%20AK2/wzorzec%20sprawozdania.pdf" text:style-name="Internet_20_link" text:visited-style-name="Visited_20_Internet_20_Link">http://zak.ict.pwr.wroc.pl/materials/architektura/laboratorium%20AK2/wzorzec%20sprawozdania.pdf</text:a>, <text:span text:style-name="T2">wzorzec sprawozdania</text:span></text:p>
      <text:p text:style-name="P7"><text:span text:style-name="T2">4.2. </text:span><text:a xlink:type="simple" xlink:href="http://jedrzej.ulasiewicz.staff.iiar.pwr.wroc.pl/Architektura-Komputerow/lab/Architektura-63.pdf" text:style-name="Internet_20_link" text:visited-style-name="Visited_20_Internet_20_Link">http://jedrzej.ulasiewicz.staff.iiar.pwr.wroc.pl/Architektura-Komputerow/lab/Architektura-63.pdf</text:a>, laboratorium architektury komputerów – materiały dr Jędrzeja Ułasiewicza</text:p>
      <text:p text:style-name="P8"><text:span text:style-name="T3">4.3. </text:span><text:a xlink:type="simple" xlink:href="https://pl.wikibooks.org/wiki/Asembler_x86" text:style-name="Internet_20_link" text:visited-style-name="Visited_20_Internet_20_Link">https://pl.wikibooks.org/wiki/Asembler_x86</text:a>, teoria oraz prosty program krok po kroku</text:p>
      <text:p text:style-name="P11"><text:span text:style-name="T7">4.4. </text:span><text:a xlink:type="simple" xlink:href="http://quantum-mirror.hu/mirrors/pub/gnusavannah/pgubook/ProgrammingGroundUp-1-0-booksize.pdf?fbclid=IwAR0b_yzxqe1Ib9ANvA1BX5r4fFWKh6TarAiws4QtwKpikw2nGNYaYwcYwfI" text:style-name="Internet_20_link" text:visited-style-name="Visited_20_Internet_20_Link">http://quantum-mirror.hu/mirrors/pub/gnusavannah/pgubook/ProgrammingGroundUp-1-0-booksize.pdf?fbclid=IwAR0b_yzxqe1Ib9ANvA1BX5r4fFWKh6TarAiws4QtwKpikw2nGNYaYwcYwfI</text:a>, <text:span text:style-name="T7">Programming from the Ground Up</text:span></text:p>
      <text:p text:style-name="P9"><text:span text:style-name="T4">4.5. </text:span><text:a xlink:type="simple" xlink:href="http://www.cs.umd.edu/~meesh/cmsc311/links/handouts/ia32.pdf" text:style-name="Internet_20_link" text:visited-style-name="Visited_20_Internet_20_Link">http://www.cs.umd.edu/~meesh/cmsc311/links/handouts/ia32.pdf</text:a></text:p>
      <text:p text:style-name="P10"><text:span text:style-name="T5">4.6. </text:span><text:a xlink:type="simple" xlink:href="http://zak.ict.pwr.wroc.pl/materials/architektura/laboratorium%20AK2/Dokumentacja/Intel%20Penium%20IV/IA-32%20Intel%20Architecture%20Software%20Developers%20Manual%20vol.%202%20-%20Instruction%20Set%20Reference.pdf" text:style-name="Internet_20_link" text:visited-style-name="Visited_20_Internet_20_Link">http://zak.ict.pwr.wroc.pl/materials/architektura/laboratorium%20AK2/Dokumentacja/Intel%20Penium%20IV/IA-32%20Intel%20Architecture%20Software%20Developers%20Manual%20vol.%202%20-%20Instruction%20Set%20Reference.pdf</text:a>, <text:span text:style-name="T6">dokumentacja intela (Instruction Reference vol.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1:05:44.067561196</meta:creation-date>
    <dc:date>2019-06-12T11:32:45.762654317</dc:date>
    <meta:editing-duration>PT9H40M55S</meta:editing-duration>
    <meta:editing-cycles>250</meta:editing-cycles>
    <meta:generator>LibreOffice/6.0.7.3$Linux_X86_64 LibreOffice_project/00m0$Build-3</meta:generator>
    <meta:document-statistic meta:table-count="0" meta:image-count="0" meta:object-count="0" meta:page-count="9" meta:paragraph-count="150" meta:word-count="665" meta:character-count="5307" meta:non-whitespace-character-count="4585"/>
  </office:meta>
</office:document-meta>
</file>